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TwiceCharacterAction</text:span>(PLAYER,bool underCharact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destroyEquipment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59:26.9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6DT23M14S</meta:editing-duration>
    <meta:editing-cycles>33</meta:editing-cycles>
    <meta:generator>LibreOffice/7.2.1.2$Windows_X86_64 LibreOffice_project/87b77fad49947c1441b67c559c339af8f3517e22</meta:generator>
    <dc:date>2021-12-30T18:31:23.465000000</dc:date>
    <meta:document-statistic meta:table-count="3" meta:cell-count="21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